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61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3.944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8.5pt" style:font-size-asian="8.5pt" style:font-size-complex="8.5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8.5pt" style:font-size-asian="8.5pt" style:font-size-complex="8.5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8.5pt" style:font-size-asian="8.5pt" style:font-size-complex="8.5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8.5pt" style:font-size-asian="8.5pt" style:font-size-complex="8.5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8.5pt" fo:font-weight="bold" style:font-size-asian="8.5pt" style:font-weight-asian="bold" style:font-size-complex="8.5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8.5pt" fo:font-style="italic" style:text-underline-style="solid" style:text-underline-width="auto" style:text-underline-color="font-color" fo:font-weight="bold" style:font-size-asian="8.5pt" style:font-style-asian="italic" style:font-weight-asian="bold" style:font-size-complex="8.5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8.5pt" fo:font-style="normal" style:font-size-asian="8.5pt" style:font-style-asian="normal" style:font-size-complex="8.5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8.5pt" fo:font-style="normal" style:font-size-asian="8.5pt" style:font-style-asian="normal" style:font-size-complex="8.5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8.5pt" fo:font-style="italic" style:text-underline-style="solid" style:text-underline-width="auto" style:text-underline-color="font-color" fo:font-weight="bold" style:font-size-asian="8.5pt" style:font-style-asian="italic" style:font-weight-asian="bold" style:font-size-complex="8.5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8.5pt" style:text-underline-style="none" style:font-size-asian="8.5pt" style:font-size-complex="8.5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8.5pt" style:text-underline-style="none" style:font-size-asian="8.5pt" style:font-size-complex="8.5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8.5pt" fo:font-style="italic" style:text-underline-style="solid" style:text-underline-width="auto" style:text-underline-color="font-color" fo:font-weight="bold" style:font-size-asian="8.5pt" style:font-style-asian="italic" style:font-weight-asian="bold" style:font-size-complex="8.5pt" style:font-style-complex="italic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8.5pt" fo:font-weight="bold" style:font-size-asian="8.5pt" style:font-weight-asian="bold" style:font-size-complex="8.5pt" style:font-weight-complex="bold"/>
    </style:style>
    <style:style style:name="ce17" style:family="table-cell" style:parent-style-name="Default" style:data-style-name="N84">
      <style:text-properties fo:font-size="8.5pt" fo:font-style="italic" style:font-size-asian="8.5pt" style:font-style-asian="italic" style:font-size-complex="8.5pt" style:font-style-complex="italic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8.5pt" style:font-size-asian="8.5pt" style:font-size-complex="8.5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8.5pt" style:font-size-asian="8.5pt" style:font-size-complex="8.5pt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8.5pt" fo:font-style="normal" style:font-size-asian="8.5pt" style:font-style-asian="normal" style:font-size-complex="8.5pt" style:font-style-complex="normal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8.5pt" fo:font-style="normal" style:font-size-asian="8.5pt" style:font-style-asian="normal" style:font-size-complex="8.5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8.5pt" style:font-size-asian="8.5pt" style:font-size-complex="8.5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8.5pt" fo:font-weight="bold" style:font-size-asian="8.5pt" style:font-weight-asian="bold" style:font-size-complex="8.5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2cm solid #000000" fo:border-top="none"/>
      <style:text-properties fo:font-size="8.5pt" fo:font-style="italic" style:font-size-asian="8.5pt" style:font-style-asian="italic" style:font-size-complex="8.5pt" style:font-style-complex="italic"/>
    </style:style>
    <style:style style:name="ce25" style:family="table-cell" style:parent-style-name="Default">
      <style:table-cell-properties fo:border-bottom="none" fo:border-left="none" fo:border-right="0.002cm solid #000000" fo:border-top="none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.5pt" fo:font-weight="bold" style:font-size-asian="8.5pt" style:font-weight-asian="bold" style:font-size-complex="8.5pt" style:font-weight-complex="bold"/>
    </style:style>
    <style:style style:name="ce28" style:family="table-cell" style:parent-style-name="Default">
      <style:table-cell-properties fo:border="none"/>
      <style:text-properties fo:font-size="8.5pt" style:font-size-asian="8.5pt" style:font-size-complex="8.5pt"/>
    </style:style>
    <style:style style:name="ce29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30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31" style:family="table-cell" style:parent-style-name="Default">
      <style:table-cell-properties fo:border-bottom="none" fo:border-left="0.002cm solid #000000" fo:border-right="none" fo:border-top="none"/>
      <style:text-properties fo:color="#000000" fo:font-size="8.5pt" style:font-size-asian="8.5pt" style:font-size-complex="8.5pt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8.5pt" fo:font-style="italic" fo:font-weight="bold" style:font-size-asian="8.5pt" style:font-style-asian="italic" style:font-weight-asian="bold" style:font-size-complex="8.5pt" style:font-style-complex="italic" style:font-weight-complex="bold"/>
    </style:style>
    <style:style style:name="ce33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8.5pt" fo:font-style="italic" style:font-size-asian="8.5pt" style:font-style-asian="italic" style:font-size-complex="8.5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8.5pt" fo:font-style="italic" style:font-size-asian="8.5pt" style:font-style-asian="italic" style:font-size-complex="8.5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39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none" fo:border-left="none" fo:border-right="0.002cm solid #000000" fo:border-top="0.002cm solid #000000"/>
      <style:text-properties fo:font-size="8.5pt" fo:font-weight="bold" style:font-size-asian="8.5pt" style:font-weight-asian="bold" style:font-size-complex="8.5pt" style:font-weight-complex="bold"/>
    </style:style>
    <style:style style:name="ce42" style:family="table-cell" style:parent-style-name="Default">
      <style:table-cell-properties fo:border-bottom="none" fo:border-left="none" fo:border-right="none" fo:border-top="0.002cm solid #000000"/>
      <style:text-properties fo:font-size="8.5pt" style:font-size-asian="8.5pt" style:font-size-complex="8.5pt"/>
    </style:style>
    <style:style style:name="ce43" style:family="table-cell" style:parent-style-name="Default">
      <style:table-cell-properties fo:border-bottom="0.002cm solid #000000" fo:border-left="none" fo:border-right="none" fo:border-top="none"/>
      <style:text-properties fo:font-size="8.5pt" style:font-size-asian="8.5pt" style:font-size-complex="8.5pt"/>
    </style:style>
    <style:style style:name="ce44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45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8.5pt" fo:font-style="italic" style:text-underline-style="solid" style:text-underline-width="auto" style:text-underline-color="font-color" fo:font-weight="bold" style:font-size-asian="8.5pt" style:font-style-asian="italic" style:font-weight-asian="bold" style:font-size-complex="8.5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48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0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1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2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3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58" style:family="table-cell" style:parent-style-name="Default">
      <style:text-properties fo:font-size="8.5pt" fo:font-style="normal" style:font-size-asian="8.5pt" style:font-style-asian="normal" style:font-size-complex="8.5pt" style:font-style-complex="normal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IC.DB</text:p>
          </table:table-cell>
          <table:table-cell table:style-name="ce23"/>
          <table:table-cell table:style-name="ce27"/>
          <table:table-cell table:style-name="ce2"/>
          <table:table-cell table:style-name="ce5" table:formula="oooc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8"/>
          <table:table-cell/>
          <table:table-cell table:style-name="ce2"/>
          <table:table-cell table:style-name="ce5" table:formula="oooc:=[.H2]" office:value-type="string" office:string-value="DesInventar8.2">
            <text:p>DesInventar8.2</text:p>
          </table:table-cell>
          <table:table-cell table:style-name="ce16" office:value-type="string">
            <text:p>REGION.DB</text:p>
          </table:table-cell>
          <table:table-cell table:style-name="ce42"/>
          <table:table-cell table:style-name="ce44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/>
          <table:table-cell table:style-name="ce17" office:value-type="date" office:date-value="2009-02-16">
            <text:p>2009-02-16</text:p>
          </table:table-cell>
          <table:table-cell table:style-name="ce24"/>
          <table:table-cell table:style-name="ce17"/>
          <table:table-cell table:style-name="ce3"/>
          <table:table-cell table:style-name="Default"/>
          <table:table-cell table:style-name="ce17" table:formula="oooc:=[.D3]" office:value-type="date" office:date-value="2009-02-16">
            <text:p>2009-02-16</text:p>
          </table:table-cell>
          <table:table-cell table:style-name="ce19"/>
          <table:table-cell table:style-name="ce28"/>
          <table:table-cell/>
          <table:table-cell table:style-name="ce3"/>
          <table:table-cell/>
          <table:table-cell table:style-name="ce17" table:formula="oooc:=[.D3]" office:value-type="date" office:date-value="2009-02-16">
            <text:p>2009-02-16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number-columns-repeated="3"/>
          <table:table-cell table:style-name="ce3" office:value-type="string">
            <text:p>SyncTabl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8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8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Serial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SyncTabl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8"/>
          <table:table-cell table:style-name="ce3"/>
          <table:table-cell table:style-name="ce31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GeographyId</text:p>
          </table:table-cell>
          <table:table-cell table:style-name="ce19" table:formula="oooc:=[.O53]" office:value-type="string" office:string-value="VARCHAR(100) NOT NULL">
            <text:p>VARCHAR(10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8"/>
          <table:table-cell table:style-name="ce3"/>
          <table:table-cell table:style-name="ce31" office:value-type="string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9"/>
          <table:table-cell table:style-name="ce3"/>
          <table:table-cell table:style-name="ce31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8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9"/>
          <table:table-cell table:style-name="ce3"/>
          <table:table-cell table:style-name="ce31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9"/>
          <table:table-cell table:style-name="ce3"/>
          <table:table-cell table:style-name="ce31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9"/>
          <table:table-cell table:style-name="ce3"/>
          <table:table-cell table:style-name="ce31" office:value-type="string">
            <text:p>IsCRegion</text:p>
          </table:table-cell>
          <table:table-cell table:style-name="ce19" office:value-type="string">
            <text:p>BOOLEAN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BOOLEAN</text:p>
          </table:table-cell>
          <table:table-cell table:style-name="ce19"/>
          <table:table-cell table:style-name="ce28"/>
          <table:table-cell/>
          <table:table-cell table:style-name="ce3"/>
          <table:table-cell table:style-name="ce14" office:value-type="string">
            <text:p>Event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SyncTabl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CVRegionItem</text:p>
          </table:table-cell>
          <table:covered-table-cell table:style-name="ce18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l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vent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BOOLEAN NOT NULL DEFAULT TRUE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BOOLEAN NOT NULL DEFAULT False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8"/>
          <table:table-cell table:style-name="ce3"/>
          <table:table-cell table:style-name="ce10" table:formula="oooc:=[.H39]" office:value-type="string" office:string-value="UserName">
            <text:p>UserName</text:p>
          </table:table-cell>
          <table:table-cell table:style-name="ce18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EventLang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8"/>
          <table:table-cell table:style-name="ce3"/>
          <table:table-cell table:style-name="ce7" table:formula="oooc:=[.H6]" office:value-type="string" office:string-value="RegionId">
            <text:p>RegionId</text:p>
          </table:table-cell>
          <table:table-cell table:style-name="ce19" table:formula="oooc:=[.I6]" office:value-type="string" office:string-value="VARCHAR(50)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BOOLEAN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8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14" office:value-type="string">
            <text:p>Cause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SyncTabl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 table:style-name="ce3"/>
          <table:table-cell table:style-name="ce10" office:value-type="string">
            <text:p>QueryId</text:p>
          </table:table-cell>
          <table:table-cell table:style-name="ce18" table:formula="oooc:=[.I6]" office:value-type="string" office:string-value="VARCHAR(50)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8"/>
          <table:table-cell table:style-name="ce3"/>
          <table:table-cell table:style-name="ce3" table:formula="oooc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BOOLEAN NOT NULL DEFAULT TRUE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BOOLEAN NOT NULL DEFAULT False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CauseLang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BOOLEAN</text:p>
          </table:table-cell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8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8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GeoLevel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SyncTabl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ooc:=[.C6]" office:value-type="string" office:string-value="CountryIso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NOT NULL DEFAULT '---'</text:p>
          </table:table-cell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1" office:value-type="string">
            <text:p>GeoLevelActive</text:p>
          </table:table-cell>
          <table:table-cell table:style-name="ce19" office:value-type="string">
            <text:p>BOOLEAN NOT NULL DEFAULT False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BOOLEAN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8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 NULL</text:p>
          </table:table-cell>
          <table:table-cell/>
          <table:table-cell table:style-name="ce3" office:value-type="string">
            <text:p>SectorTransport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ooc:=[.H39]" office:value-type="string" office:string-value="UserName">
            <text:p>UserName</text:p>
          </table:table-cell>
          <table:table-cell table:style-name="ce19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SectorCommunications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SectorRelief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 NOT NULL</text:p>
          </table:table-cell>
          <table:table-cell/>
          <table:table-cell table:style-name="ce3" office:value-type="string">
            <text:p>SectorAgricultural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Geography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SectorWaterSupply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8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SyncTabl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Sewerage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8"/>
          <table:table-cell table:style-name="ce4"/>
          <table:table-cell table:style-name="ce15" table:number-columns-repeated="2"/>
          <table:table-cell table:style-name="ce22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Education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NOT NULL DEFAULT '---'</text:p>
          </table:table-cell>
          <table:table-cell/>
          <table:table-cell table:style-name="ce3" office:value-type="string">
            <text:p>SectorPower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6"/>
          <table:table-cell table:style-name="Default"/>
          <table:table-cell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ooc:=[.Q73]" office:value-type="string" office:string-value="EEGroupStatus">
            <text:p>EEGroupStatus</text:p>
          </table:covered-table-cell>
          <table:table-cell table:number-columns-repeated="3"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NOT NULL DEFAULT '---'</text:p>
          </table:table-cell>
          <table:table-cell/>
          <table:table-cell table:style-name="ce3" office:value-type="string">
            <text:p>SectorIndustry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3" office:value-type="string">
            <text:p>PUBLIC, PRIVATE, INACTIVE</text:p>
          </table:table-cell>
          <table:table-cell table:style-name="ce34"/>
          <table:table-cell table:number-columns-repeated="3"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/>
          <table:table-cell table:style-name="ce3" office:value-type="string">
            <text:p>SectorHealth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BOOLEAN NOT NULL DEFAULT TRUE</text:p>
          </table:table-cell>
          <table:table-cell/>
          <table:table-cell table:style-name="ce4" office:value-type="string">
            <text:p>SectorOtherQ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Default" table:number-columns-repeated="2"/>
          <table:table-cell/>
          <table:table-cell table:style-name="Default" table:number-columns-repeated="2"/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9" office:value-type="string" table:number-columns-spanned="2" table:number-rows-spanned="1">
            <text:p>EEField</text:p>
          </table:table-cell>
          <table:covered-table-cell table:style-name="ce41"/>
          <table:table-cell/>
          <table:table-cell table:style-name="ce39" office:value-type="string" table:number-columns-spanned="2" table:number-rows-spanned="1">
            <text:p>EEData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7" office:value-type="string">
            <text:p>EEFieldId</text:p>
          </table:table-cell>
          <table:table-cell table:style-name="ce19" office:value-type="string">
            <text:p>VARCHAR(30) NOT NULL</text:p>
          </table:table-cell>
          <table:table-cell/>
          <table:table-cell table:style-name="ce45" table:formula="oooc:=[.Q3]" office:value-type="string" office:string-value="DisasterId">
            <text:p>DisasterId</text:p>
          </table:table-cell>
          <table:table-cell table:style-name="ce18" table:formula="oooc:=[.R3]" office:value-type="string" office:string-value="VARCHAR(50) NOT NULL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SyncTabl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yncTabl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table:formula="oooc:=[.Q68]" office:value-type="string" office:string-value="EEGroupId">
            <text:p>EEGroupId</text:p>
          </table:table-cell>
          <table:table-cell table:style-name="ce19" table:formula="oooc:=[.R68]" office:value-type="string" office:string-value="VARCHAR(30)">
            <text:p>VARCHAR(30)</text:p>
          </table:table-cell>
          <table:table-cell/>
          <table:table-cell table:style-name="Default" table:number-columns-repeated="2"/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/>
          <table:table-cell table:style-name="ce39" office:value-type="string" table:number-columns-spanned="2" table:number-rows-spanned="1">
            <text:p>EEGroup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/>
          <table:table-cell table:style-name="ce3" office:value-type="string">
            <text:p>SyncTabl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Default" table:number-columns-repeated="2"/>
          <table:table-cell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4"/>
          <table:table-cell table:style-name="ce15" table:number-columns-repeated="2"/>
          <table:table-cell table:style-name="ce43"/>
          <table:table-cell table:style-name="ce15" table:number-columns-repeated="2"/>
          <table:table-cell table:style-name="ce22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28"/>
          <table:table-cell table:style-name="ce40" table:number-columns-repeated="2"/>
          <table:table-cell table:style-name="ce28"/>
          <table:table-cell table:style-name="ce40" table:number-columns-repeated="2"/>
          <table:table-cell table:style-name="ce28"/>
          <table:table-cell table:number-columns-repeated="237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38"/>
        </table:table-row>
        <table:table-row table:style-name="ro1" table:number-rows-repeated="4">
          <table:table-cell table:number-columns-repeated="7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3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238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3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238"/>
        </table:table-row>
        <table:table-row table:style-name="ro1" table:number-rows-repeated="31">
          <table:table-cell table:number-columns-repeated="7"/>
          <table:table-cell table:style-name="Default" table:number-columns-repeated="2"/>
          <table:table-cell table:number-columns-repeated="247"/>
        </table:table-row>
        <table:table-row table:style-name="ro1" table:number-rows-repeated="654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office:forms form:automatic-focus="false" form:apply-design-mode="false"/>
        <table:table-column table:style-name="co26" table:default-cell-style-name="ce1"/>
        <table:table-column table:style-name="co27" table:default-cell-style-name="ce1"/>
        <table:table-column table:style-name="co25" table:number-columns-repeated="254" table:default-cell-style-name="ce1"/>
        <table:table-row table:style-name="ro2">
          <table:table-cell table:style-name="ce46" table:formula="oooc:=CONCATENATE(&quot;/* &quot;; [Tables.D2]; &quot; - &quot;; [Tables.N2])" office:value-type="string" office:string-value="/* BASIC.DB - DesInventar8.2">
            <text:p>/* BASIC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2">
          <table:table-cell table:style-name="ce47" table:formula="oooc:=[Tables.D3]" office:value-type="date" office:date-value="2009-02-16">
            <text:p>2009-02-16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1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2">
          <table:table-cell/>
          <table:table-cell table:style-name="ce52" office:value-type="string">
            <text:p>);</text:p>
          </table:table-cell>
          <table:table-cell table:number-columns-repeated="254"/>
        </table:table-row>
        <table:table-row table:style-name="ro2">
          <table:table-cell table:style-name="ce48" table:formula="oooc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2">
          <table:table-cell table:style-name="ce49" table:formula="oooc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2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2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2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2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2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2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2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2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2">
          <table:table-cell table:style-name="ce48" table:formula="oooc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2">
          <table:table-cell table:style-name="ce48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2">
          <table:table-cell table:style-name="ce48" table:formula="oooc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2">
          <table:table-cell table:style-name="ce49" table:formula="oooc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2">
          <table:table-cell table:formula="oooc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2">
          <table:table-cell table:formula="oooc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2">
          <table:table-cell table:formula="oooc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2">
          <table:table-cell table:style-name="ce48" table:formula="oooc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2">
          <table:table-cell table:style-name="ce48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2">
          <table:table-cell table:style-name="ce48" table:formula="oooc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2">
          <table:table-cell table:style-name="ce49" table:formula="oooc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2">
          <table:table-cell table:formula="oooc:=CONCATENATE([Tables.C23]; &quot; &quot;; [Tables.D2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2">
          <table:table-cell table:formula="oooc:=CONCATENATE([Tables.C24]; &quot; &quot;; [Tables.D24]; &quot;, &quot;)" office:value-type="string" office:string-value="EventLangCode VARCHAR(3) NOT NULL, ">
            <text:p>EventLangCode VARCHAR(3) NOT NULL, </text:p>
          </table:table-cell>
          <table:table-cell table:number-columns-repeated="255"/>
        </table:table-row>
        <table:table-row table:style-name="ro2">
          <table:table-cell table:formula="oooc:=CONCATENATE([Tables.C25]; &quot; &quot;; [Tables.D25]; &quot;, &quot;)" office:value-type="string" office:string-value="EvenlName VARCHAR(50), ">
            <text:p>EvenlName VARCHAR(50), </text:p>
          </table:table-cell>
          <table:table-cell table:number-columns-repeated="255"/>
        </table:table-row>
        <table:table-row table:style-name="ro2">
          <table:table-cell table:formula="oooc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C27]; &quot; &quot;; [Tables.D27]; &quot;, &quot;)" office:value-type="string" office:string-value="EventActive BOOLEAN, ">
            <text:p>EventActive BOOLEAN, </text:p>
          </table:table-cell>
          <table:table-cell table:number-columns-repeated="255"/>
        </table:table-row>
        <table:table-row table:style-name="ro2">
          <table:table-cell table:formula="oooc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2">
          <table:table-cell table:formula="oooc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2">
          <table:table-cell table:style-name="ce48" table:formula="oooc:=CONCATENATE([.$B$3]; &quot;('&quot;; [Tables.C23];&quot;','&quot;; [Tables.C24]; &quot;')&quot;)" office:value-type="string" office:string-value="PRIMARY KEY('EventId','EventLangCode')">
            <text:p>PRIMARY KEY('EventId','EventLangCode')</text:p>
          </table:table-cell>
          <table:table-cell table:number-columns-repeated="255"/>
        </table:table-row>
        <table:table-row table:style-name="ro2">
          <table:table-cell table:style-name="ce48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2">
          <table:table-cell table:style-name="ce48" table:formula="oooc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2">
          <table:table-cell table:style-name="ce49" table:formula="oooc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2">
          <table:table-cell table:formula="oooc:=CONCATENATE([Tables.C34]; &quot; &quot;; [Tables.D3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2">
          <table:table-cell table:formula="oooc:=CONCATENATE([Tables.C35]; &quot; &quot;; [Tables.D35]; &quot;, &quot;)" office:value-type="string" office:string-value="CauseLangCode VARCHAR(3) NOT NULL, ">
            <text:p>CauseLangCode VARCHAR(3) NOT NULL, </text:p>
          </table:table-cell>
          <table:table-cell table:number-columns-repeated="255"/>
        </table:table-row>
        <table:table-row table:style-name="ro2">
          <table:table-cell table:formula="oooc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C38]; &quot; &quot;; [Tables.D38]; &quot;, &quot;)" office:value-type="string" office:string-value="CauseActive BOOLEAN, ">
            <text:p>CauseActive BOOLEAN, </text:p>
          </table:table-cell>
          <table:table-cell table:number-columns-repeated="255"/>
        </table:table-row>
        <table:table-row table:style-name="ro2">
          <table:table-cell table:formula="oooc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2">
          <table:table-cell table:formula="oooc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2">
          <table:table-cell table:style-name="ce48" table:formula="oooc:=CONCATENATE([.$B$3]; &quot;('&quot;; [Tables.C34];&quot;','&quot;; [Tables.C35]; &quot;')&quot;)" office:value-type="string" office:string-value="PRIMARY KEY('CauseId','CauseLangCode')">
            <text:p>PRIMARY KEY('CauseId','CauseLangCode')</text:p>
          </table:table-cell>
          <table:table-cell table:number-columns-repeated="255"/>
        </table:table-row>
        <table:table-row table:style-name="ro2">
          <table:table-cell table:style-name="ce48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2">
          <table:table-cell table:style-name="ce48" table:formula="oooc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2">
          <table:table-cell table:style-name="ce49" table:formula="oooc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2">
          <table:table-cell table:formula="oooc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2">
          <table:table-cell table:formula="oooc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C47]; &quot; &quot;; [Tables.D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2">
          <table:table-cell table:formula="oooc:=CONCATENATE([Tables.C48]; &quot; &quot;; [Tables.D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2">
          <table:table-cell table:formula="oooc:=CONCATENATE([Tables.C49]; &quot; &quot;; [Tables.D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2">
          <table:table-cell table:formula="oooc:=CONCATENATE([Tables.C50]; &quot; &quot;; [Tables.D50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2">
          <table:table-cell table:style-name="ce48" table:formula="oooc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2">
          <table:table-cell table:style-name="ce48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2">
          <table:table-cell table:style-name="ce48" table:formula="oooc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2">
          <table:table-cell table:style-name="ce49" table:formula="oooc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2">
          <table:table-cell table:formula="oooc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2">
          <table:table-cell table:formula="oooc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2">
          <table:table-cell table:formula="oooc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2">
          <table:table-cell table:formula="oooc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2">
          <table:table-cell table:style-name="ce48" table:formula="oooc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2">
          <table:table-cell table:style-name="ce48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office:value-type="string">
            <text:p>/* Set initial values */</text:p>
          </table:table-cell>
          <table:table-cell table:number-columns-repeated="255"/>
        </table:table-row>
        <table:table-row table:style-name="ro2">
          <table:table-cell table:style-name="ce51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2">
          <table:table-cell table:style-name="ce51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2">
          <table:table-cell table:style-name="ce51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2">
          <table:table-cell table:style-name="ce51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1" table:number-rows-repeated="3">
          <table:table-cell table:style-name="Default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1" table:number-rows-repeated="417">
          <table:table-cell table:style-name="Default"/>
          <table:table-cell table:number-columns-repeated="255"/>
        </table:table-row>
        <table:table-row table:style-name="ro2" table:number-rows-repeated="650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RE" table:style-name="ta1" table:print="false">
        <office:forms form:automatic-focus="false" form:apply-design-mode="false"/>
        <table:table-column table:style-name="co28" table:default-cell-style-name="ce1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1"/>
        <table:table-row table:style-name="ro1">
          <table:table-cell table:style-name="ce46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255"/>
        </table:table-row>
        <table:table-row table:style-name="ro1">
          <table:table-cell table:style-name="ce47" table:formula="oooc:=[Tables.D3]" office:value-type="date" office:date-value="2009-02-16">
            <text:p>2009-02-16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H5]; &quot;;&quot;)" office:value-type="string" office:string-value="DROP TABLE IF EXISTS Region;">
            <text:p>DROP TABLE IF EXISTS Region;</text:p>
          </table:table-cell>
          <table:table-cell table:number-columns-repeated="255"/>
        </table:table-row>
        <table:table-row table:style-name="ro1">
          <table:table-cell table:style-name="ce49" table:formula="oooc:=CONCATENATE([BASE.$B$2]; &quot;'&quot;; [Tables.H5]; &quot;' ( &quot;)" office:value-type="string" office:string-value="CREATE TABLE 'Region' ( ">
            <text:p>CREATE TABLE 'Region' ( </text:p>
          </table:table-cell>
          <table:table-cell table:number-columns-repeated="255"/>
        </table:table-row>
        <table:table-row table:style-name="ro1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ooc:=CONCATENATE([Tables.H7]; &quot; &quot;; [Tables.I7]; &quot;, &quot;)" office:value-type="string" office:string-value="RegionLabel VARCHAR(200) NOT NULL, ">
            <text:p>RegionLabel VARCHAR(200) NOT NULL, </text:p>
          </table:table-cell>
          <table:table-cell table:number-columns-repeated="255"/>
        </table:table-row>
        <table:table-row table:style-name="ro1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255"/>
        </table:table-row>
        <table:table-row table:style-name="ro1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255"/>
        </table:table-row>
        <table:table-row table:style-name="ro1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255"/>
        </table:table-row>
        <table:table-row table:style-name="ro1">
          <table:table-cell table:formula="oooc:=CONCATENATE([Tables.H13]; &quot; &quot;; [Tables.I13]; &quot;, &quot;)" office:value-type="string" office:string-value="IsCRegion BOOLEAN, ">
            <text:p>IsCRegion BOOLEAN, </text:p>
          </table:table-cell>
          <table:table-cell table:number-columns-repeated="255"/>
        </table:table-row>
        <table:table-row table:style-name="ro1">
          <table:table-cell table:formula="oooc:=CONCATENATE([Tables.H14]; &quot; &quot;; [Tables.I14]; &quot;, &quot;)" office:value-type="string" office:string-value="IsVRegion BOOLEAN, ">
            <text:p>IsVRegion BOOLEAN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H6];&quot;')&quot;)" office:value-type="string" office:string-value="PRIMARY KEY('RegionId')">
            <text:p>PRIMARY KEY('RegionId')</text:p>
          </table:table-cell>
          <table:table-cell table:number-columns-repeated="255"/>
        </table:table-row>
        <table:table-row table:style-name="ro1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ooc:=CONCATENATE([BASE.$B$1]; [Tables.H17]; &quot;;&quot;)" office:value-type="string" office:string-value="DROP TABLE IF EXISTS CVRegionItem;">
            <text:p>DROP TABLE IF EXISTS CVRegionItem;</text:p>
          </table:table-cell>
          <table:table-cell table:number-columns-repeated="255"/>
        </table:table-row>
        <table:table-row table:style-name="ro1">
          <table:table-cell table:style-name="ce49" table:formula="oooc:=CONCATENATE([BASE.$B$2]; &quot;'&quot;; [Tables.H17]; &quot;' ( &quot;)" office:value-type="string" office:string-value="CREATE TABLE 'CVRegionItem' ( ">
            <text:p>CREATE TABLE 'CVRegionItem' ( </text:p>
          </table:table-cell>
          <table:table-cell table:number-columns-repeated="255"/>
        </table:table-row>
        <table:table-row table:style-name="ro1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255"/>
        </table:table-row>
        <table:table-row table:style-name="ro1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255"/>
        </table:table-row>
        <table:table-row table:style-name="ro1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ooc:=CONCATENATE([BASE.$B$1]; [Tables.H22]; &quot;;&quot;)" office:value-type="string" office:string-value="DROP TABLE IF EXISTS RegionAuth;">
            <text:p>DROP TABLE IF EXISTS RegionAuth;</text:p>
          </table:table-cell>
          <table:table-cell table:number-columns-repeated="255"/>
        </table:table-row>
        <table:table-row table:style-name="ro1">
          <table:table-cell table:style-name="ce49" table:formula="oooc:=CONCATENATE([BASE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255"/>
        </table:table-row>
        <table:table-row table:style-name="ro1">
          <table:table-cell table:formula="oooc:=CONCATENATE([Tables.H23]; &quot; &quot;; [Tables.I23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1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255"/>
        </table:table-row>
        <table:table-row table:style-name="ro1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255"/>
        </table:table-row>
        <table:table-row table:style-name="ro1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255"/>
        </table:table-row>
        <table:table-row table:style-name="ro1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ooc:=CONCATENATE([BASE.$B$1]; [Tables.H29]; &quot;;&quot;)" office:value-type="string" office:string-value="DROP TABLE IF EXISTS Queries;">
            <text:p>DROP TABLE IF EXISTS Queries;</text:p>
          </table:table-cell>
          <table:table-cell table:number-columns-repeated="255"/>
        </table:table-row>
        <table:table-row table:style-name="ro1">
          <table:table-cell table:style-name="ce49" table:formula="oooc:=CONCATENATE([BASE.$B$2]; &quot;'&quot;; [Tables.H29]; &quot;' ( &quot;)" office:value-type="string" office:string-value="CREATE TABLE 'Queries' ( ">
            <text:p>CREATE TABLE 'Queries' ( </text:p>
          </table:table-cell>
          <table:table-cell table:number-columns-repeated="255"/>
        </table:table-row>
        <table:table-row table:style-name="ro1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255"/>
        </table:table-row>
        <table:table-row table:style-name="ro1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ooc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255"/>
        </table:table-row>
        <table:table-row table:style-name="ro1">
          <table:table-cell table:formula="oooc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255"/>
        </table:table-row>
        <table:table-row table:style-name="ro1">
          <table:table-cell table:formula="oooc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255"/>
        </table:table-row>
        <table:table-row table:style-name="ro1">
          <table:table-cell table:formula="oooc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255"/>
        </table:table-row>
        <table:table-row table:style-name="ro1">
          <table:table-cell table:formula="oooc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H30];&quot;')&quot;)" office:value-type="string" office:string-value="PRIMARY KEY('QueryId')">
            <text:p>PRIMARY KEY('QueryId')</text:p>
          </table:table-cell>
          <table:table-cell table:number-columns-repeated="255"/>
        </table:table-row>
        <table:table-row table:style-name="ro1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ooc:=CONCATENATE([BASE.$B$1]; [Tables.H38]; &quot;;&quot;)" office:value-type="string" office:string-value="DROP TABLE IF EXISTS User;">
            <text:p>DROP TABLE IF EXISTS User;</text:p>
          </table:table-cell>
          <table:table-cell table:number-columns-repeated="255"/>
        </table:table-row>
        <table:table-row table:style-name="ro1">
          <table:table-cell table:style-name="ce49" table:formula="oooc:=CONCATENATE([BASE.$B$2]; &quot;'&quot;; [Tables.H38]; &quot;' ( &quot;)" office:value-type="string" office:string-value="CREATE TABLE 'User' ( ">
            <text:p>CREATE TABLE 'User' ( </text:p>
          </table:table-cell>
          <table:table-cell table:number-columns-repeated="255"/>
        </table:table-row>
        <table:table-row table:style-name="ro1">
          <table:table-cell table:formula="oooc:=CONCATENATE([Tables.H39]; &quot; &quot;; [Tables.I39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1">
          <table:table-cell table:formula="oooc:=CONCATENATE([Tables.H40]; &quot; &quot;; [Tables.I40]; &quot;, &quot;)" office:value-type="string" office:string-value="UserEMail VARCHAR(100) NOT NULL, ">
            <text:p>UserEMail VARCHAR(100) NOT NULL, </text:p>
          </table:table-cell>
          <table:table-cell table:number-columns-repeated="255"/>
        </table:table-row>
        <table:table-row table:style-name="ro1">
          <table:table-cell table:formula="oooc:=CONCATENATE([Tables.H41]; &quot; &quot;; [Tables.I41]; &quot;, &quot;)" office:value-type="string" office:string-value="UserPasswd VARCHAR(100) NOT NULL, ">
            <text:p>UserPasswd VARCHAR(100) NOT NULL, </text:p>
          </table:table-cell>
          <table:table-cell table:number-columns-repeated="255"/>
        </table:table-row>
        <table:table-row table:style-name="ro1">
          <table:table-cell table:formula="oooc:=CONCATENATE([Tables.H42]; &quot; &quot;; [Tables.I42]; &quot;, &quot;)" office:value-type="string" office:string-value="UserFullName VARCHAR(100) NOT NULL, ">
            <text:p>UserFullName VARCHAR(100) NOT NULL, </text:p>
          </table:table-cell>
          <table:table-cell table:number-columns-repeated="255"/>
        </table:table-row>
        <table:table-row table:style-name="ro1">
          <table:table-cell table:formula="oooc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255"/>
        </table:table-row>
        <table:table-row table:style-name="ro1">
          <table:table-cell table:formula="oooc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ooc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255"/>
        </table:table-row>
        <table:table-row table:style-name="ro1">
          <table:table-cell table:formula="oooc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255"/>
        </table:table-row>
        <table:table-row table:style-name="ro1">
          <table:table-cell table:formula="oooc:=CONCATENATE([Tables.H47]; &quot; &quot;; [Tables.I47]; &quot;, &quot;)" office:value-type="string" office:string-value="UserNotes TEXT, ">
            <text:p>UserNotes TEXT, </text:p>
          </table:table-cell>
          <table:table-cell table:number-columns-repeated="255"/>
        </table:table-row>
        <table:table-row table:style-name="ro1">
          <table:table-cell table:formula="oooc:=CONCATENATE([Tables.H48]; &quot; &quot;; [Tables.I48]; &quot;, &quot;)" office:value-type="string" office:string-value="UserActive BOOLEAN, ">
            <text:p>UserActive BOOLEAN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H39];&quot;')&quot;)" office:value-type="string" office:string-value="PRIMARY KEY('UserName')">
            <text:p>PRIMARY KEY('UserName')</text:p>
          </table:table-cell>
          <table:table-cell table:number-columns-repeated="255"/>
        </table:table-row>
        <table:table-row table:style-name="ro1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ooc:=CONCATENATE([BASE.$B$1]; [Tables.H50]; &quot;;&quot;)" office:value-type="string" office:string-value="DROP TABLE IF EXISTS UserOption;">
            <text:p>DROP TABLE IF EXISTS UserOption;</text:p>
          </table:table-cell>
          <table:table-cell table:number-columns-repeated="255"/>
        </table:table-row>
        <table:table-row table:style-name="ro1">
          <table:table-cell table:style-name="ce49" table:formula="oooc:=CONCATENATE([BASE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255"/>
        </table:table-row>
        <table:table-row table:style-name="ro1">
          <table:table-cell table:formula="oooc:=CONCATENATE([Tables.H51]; &quot; &quot;; [Tables.I51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1">
          <table:table-cell table:formula="oooc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255"/>
        </table:table-row>
        <table:table-row table:style-name="ro1">
          <table:table-cell table:formula="oooc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255"/>
        </table:table-row>
        <table:table-row table:style-name="ro1">
          <table:table-cell table:formula="oooc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255"/>
        </table:table-row>
        <table:table-row table:style-name="ro1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User VALUES ('root', <text:a xlink:href="mailto:'root@localhost">'root@localhost</text:a>', 'root', 'Portal Administrator', '', '', '', '2008-01-01', '', 1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RegionAuth VALUES ('root', '', 'REGION', 5, ''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RegionAuth VALUES ('root', '', 'USER', 5, '');</text:p>
          </table:table-cell>
          <table:table-cell table:number-columns-repeated="255"/>
        </table:table-row>
        <table:table-row table:style-name="ro1" table:number-rows-repeated="654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GION" table:style-name="ta1" table:print="false">
        <office:forms form:automatic-focus="false" form:apply-design-mode="false"/>
        <table:table-column table:style-name="co29" table:default-cell-style-name="ce1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1"/>
        <table:table-row table:style-name="ro1">
          <table:table-cell table:style-name="ce46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1">
          <table:table-cell table:style-name="ce47" table:formula="oooc:=[Tables.D3]" office:value-type="date" office:date-value="2009-02-16">
            <text:p>2009-02-16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N5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1">
          <table:table-cell table:style-name="ce49" table:formula="oooc:=CONCATENATE([BASE.$B$2]; &quot;'&quot;; [Tables.N5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1">
          <table:table-cell table:formula="oooc:=CONCATENATE([Tables.N6]; &quot; &quot;; [Tables.O6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1">
          <table:table-cell table:formula="oooc:=CONCATENATE([Tables.N7]; &quot; &quot;; [Tables.O7]; &quot;, &quot;)" office:value-type="string" office:string-value="SyncTable DATETIME, ">
            <text:p>SyncTable DATETIME, </text:p>
          </table:table-cell>
          <table:table-cell table:number-columns-repeated="255"/>
        </table:table-row>
        <table:table-row table:style-name="ro1">
          <table:table-cell table:formula="oooc:=CONCATENATE([Tables.N8]; &quot; &quot;; [Tables.O8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ooc:=CONCATENATE([Tables.N9]; &quot; &quot;; [Tables.O9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1">
          <table:table-cell table:formula="oooc:=CONCATENATE([Tables.N10]; &quot; &quot;; [Tables.O10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N6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1">
          <table:table-cell table:style-name="ce48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N12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1">
          <table:table-cell table:style-name="ce53" table:formula="oooc:=CONCATENATE([BASE.$B$2]; &quot;'&quot;; [Tables.N12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1">
          <table:table-cell table:formula="oooc:=CONCATENATE([Tables.N13]; &quot; &quot;; [Tables.O1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1">
          <table:table-cell table:formula="oooc:=CONCATENATE([Tables.N14]; &quot; &quot;; [Tables.O14]; &quot;, &quot;)" office:value-type="string" office:string-value="EventLangCode VARCHAR(3) NOT NULL, ">
            <text:p>EventLangCode VARCHAR(3) NOT NULL, </text:p>
          </table:table-cell>
          <table:table-cell table:number-columns-repeated="255"/>
        </table:table-row>
        <table:table-row table:style-name="ro1">
          <table:table-cell table:formula="oooc:=CONCATENATE([Tables.N15]; &quot; &quot;; [Tables.O15]; &quot;, &quot;)" office:value-type="string" office:string-value="SyncTable DATETIME, ">
            <text:p>SyncTable DATETIME, </text:p>
          </table:table-cell>
          <table:table-cell table:number-columns-repeated="255"/>
        </table:table-row>
        <table:table-row table:style-name="ro1">
          <table:table-cell table:formula="oooc:=CONCATENATE([Tables.N16]; &quot; &quot;; [Tables.O1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ooc:=CONCATENATE([Tables.N17]; &quot; &quot;; [Tables.O17]; &quot;, &quot;)" office:value-type="string" office:string-value="EvenlName VARCHAR(50), ">
            <text:p>EvenlName VARCHAR(50), </text:p>
          </table:table-cell>
          <table:table-cell table:number-columns-repeated="255"/>
        </table:table-row>
        <table:table-row table:style-name="ro1">
          <table:table-cell table:formula="oooc:=CONCATENATE([Tables.N18]; &quot; &quot;; [Tables.O18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ooc:=CONCATENATE([Tables.N19]; &quot; &quot;; [Tables.O19]; &quot;, &quot;)" office:value-type="string" office:string-value="EventActive BOOLEAN NOT NULL DEFAULT TRUE, ">
            <text:p>EventActive BOOLEAN NOT NULL DEFAULT TRUE, </text:p>
          </table:table-cell>
          <table:table-cell table:number-columns-repeated="255"/>
        </table:table-row>
        <table:table-row table:style-name="ro1">
          <table:table-cell table:formula="oooc:=CONCATENATE([Tables.N20]; &quot; &quot;; [Tables.O20]; &quot;, &quot;)" office:value-type="string" office:string-value="EventPredefined BOOLEAN NOT NULL DEFAULT False, ">
            <text:p>EventPredefined BOOLEAN NOT NULL DEFAULT False, </text:p>
          </table:table-cell>
          <table:table-cell table:number-columns-repeated="255"/>
        </table:table-row>
        <table:table-row table:style-name="ro1">
          <table:table-cell table:formula="oooc:=CONCATENATE([Tables.N21]; &quot; &quot;; [Tables.O21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ooc:=CONCATENATE([Tables.N22]; &quot; &quot;; [Tables.O22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ooc:=CONCATENATE([Tables.N23]; &quot; &quot;; [Tables.O23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1">
          <table:table-cell table:formula="oooc:=CONCATENATE([Tables.N24]; &quot; &quot;; [Tables.O24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N13];&quot;','&quot;; [Tables.N14];&quot;')&quot;)" office:value-type="string" office:string-value="PRIMARY KEY('EventId','EventLangCode')">
            <text:p>PRIMARY KEY('EventId','EventLangCode')</text:p>
          </table:table-cell>
          <table:table-cell table:number-columns-repeated="255"/>
        </table:table-row>
        <table:table-row table:style-name="ro1">
          <table:table-cell table:style-name="ce48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N26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1">
          <table:table-cell table:style-name="ce54" table:formula="oooc:=CONCATENATE([BASE.$B$2]; &quot;'&quot;; [Tables.N26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1">
          <table:table-cell table:formula="oooc:=CONCATENATE([Tables.N27]; &quot; &quot;; [Tables.O27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1">
          <table:table-cell table:formula="oooc:=CONCATENATE([Tables.N28]; &quot; &quot;; [Tables.O28]; &quot;, &quot;)" office:value-type="string" office:string-value="CauseLangCode VARCHAR(3) NOT NULL, ">
            <text:p>CauseLangCode VARCHAR(3) NOT NULL, </text:p>
          </table:table-cell>
          <table:table-cell table:number-columns-repeated="255"/>
        </table:table-row>
        <table:table-row table:style-name="ro1">
          <table:table-cell table:formula="oooc:=CONCATENATE([Tables.N29]; &quot; &quot;; [Tables.O29]; &quot;, &quot;)" office:value-type="string" office:string-value="SyncTable DATETIME, ">
            <text:p>SyncTable DATETIME, </text:p>
          </table:table-cell>
          <table:table-cell table:number-columns-repeated="255"/>
        </table:table-row>
        <table:table-row table:style-name="ro1">
          <table:table-cell table:formula="oooc:=CONCATENATE([Tables.N30]; &quot; &quot;; [Tables.O30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ooc:=CONCATENATE([Tables.N31]; &quot; &quot;; [Tables.O31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ooc:=CONCATENATE([Tables.N32]; &quot; &quot;; [Tables.O32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ooc:=CONCATENATE([Tables.N33]; &quot; &quot;; [Tables.O33]; &quot;, &quot;)" office:value-type="string" office:string-value="CauseActive BOOLEAN NOT NULL DEFAULT TRUE, ">
            <text:p>CauseActive BOOLEAN NOT NULL DEFAULT TRUE, </text:p>
          </table:table-cell>
          <table:table-cell table:number-columns-repeated="255"/>
        </table:table-row>
        <table:table-row table:style-name="ro1">
          <table:table-cell table:formula="oooc:=CONCATENATE([Tables.N34]; &quot; &quot;; [Tables.O34]; &quot;, &quot;)" office:value-type="string" office:string-value="CausePredefined BOOLEAN NOT NULL DEFAULT False, ">
            <text:p>CausePredefined BOOLEAN NOT NULL DEFAULT False, </text:p>
          </table:table-cell>
          <table:table-cell table:number-columns-repeated="255"/>
        </table:table-row>
        <table:table-row table:style-name="ro1">
          <table:table-cell table:formula="oooc:=CONCATENATE([Tables.N35]; &quot; &quot;; [Tables.O35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ooc:=CONCATENATE([Tables.N36]; &quot; &quot;; [Tables.O36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ooc:=CONCATENATE([Tables.N37]; &quot; &quot;; [Tables.O37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1">
          <table:table-cell table:formula="oooc:=CONCATENATE([Tables.N38]; &quot; &quot;; [Tables.O38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N27];&quot;','&quot;; [Tables.N28];&quot;')&quot;)" office:value-type="string" office:string-value="PRIMARY KEY('CauseId','CauseLangCode')">
            <text:p>PRIMARY KEY('CauseId','CauseLangCode')</text:p>
          </table:table-cell>
          <table:table-cell table:number-columns-repeated="255"/>
        </table:table-row>
        <table:table-row table:style-name="ro1">
          <table:table-cell table:style-name="ce48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N40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1">
          <table:table-cell table:style-name="ce55" table:formula="oooc:=CONCATENATE([BASE.$B$2]; &quot;'&quot;; [Tables.N40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1">
          <table:table-cell table:formula="oooc:=CONCATENATE([Tables.N41]; &quot; &quot;; [Tables.O41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1">
          <table:table-cell table:formula="oooc:=CONCATENATE([Tables.N42]; &quot; &quot;; [Tables.O42]; &quot;, &quot;)" office:value-type="string" office:string-value="GeoLevelLangCode VARCHAR(3) NOT NULL, ">
            <text:p>GeoLevelLangCode VARCHAR(3) NOT NULL, </text:p>
          </table:table-cell>
          <table:table-cell table:number-columns-repeated="255"/>
        </table:table-row>
        <table:table-row table:style-name="ro1">
          <table:table-cell table:formula="oooc:=CONCATENATE([Tables.N43]; &quot; &quot;; [Tables.O43]; &quot;, &quot;)" office:value-type="string" office:string-value="SyncTable DATETIME, ">
            <text:p>SyncTable DATETIME, </text:p>
          </table:table-cell>
          <table:table-cell table:number-columns-repeated="255"/>
        </table:table-row>
        <table:table-row table:style-name="ro1">
          <table:table-cell table:formula="oooc:=CONCATENATE([Tables.N44]; &quot; &quot;; [Tables.O4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ooc:=CONCATENATE([Tables.N45]; &quot; &quot;; [Tables.O45]; &quot;, &quot;)" office:value-type="string" office:string-value="GeoLevelName VARCHAR(50) NOT NULL DEFAULT '---', ">
            <text:p>GeoLevelName VARCHAR(50) NOT NULL DEFAULT '---', </text:p>
          </table:table-cell>
          <table:table-cell table:number-columns-repeated="255"/>
        </table:table-row>
        <table:table-row table:style-name="ro1">
          <table:table-cell table:formula="oooc:=CONCATENATE([Tables.N46]; &quot; &quot;; [Tables.O46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1">
          <table:table-cell table:formula="oooc:=CONCATENATE([Tables.N47]; &quot; &quot;; [Tables.O47]; &quot;, &quot;)" office:value-type="string" office:string-value="GeoLevelActive BOOLEAN NOT NULL DEFAULT False, ">
            <text:p>GeoLevelActive BOOLEAN NOT NULL DEFAULT False, </text:p>
          </table:table-cell>
          <table:table-cell table:number-columns-repeated="255"/>
        </table:table-row>
        <table:table-row table:style-name="ro1">
          <table:table-cell table:formula="oooc:=CONCATENATE([Tables.N48]; &quot; &quot;; [Tables.O48]; &quot;, &quot;)" office:value-type="string" office:string-value="GeoLevelLayerFile VARCHAR(50) NULL, ">
            <text:p>GeoLevelLayerFile VARCHAR(50) NULL, </text:p>
          </table:table-cell>
          <table:table-cell table:number-columns-repeated="255"/>
        </table:table-row>
        <table:table-row table:style-name="ro1">
          <table:table-cell table:formula="oooc:=CONCATENATE([Tables.N49]; &quot; &quot;; [Tables.O49]; &quot;, &quot;)" office:value-type="string" office:string-value="GeoLevelLayerName VARCHAR(50) NULL, ">
            <text:p>GeoLevelLayerName VARCHAR(50) NULL, </text:p>
          </table:table-cell>
          <table:table-cell table:number-columns-repeated="255"/>
        </table:table-row>
        <table:table-row table:style-name="ro1">
          <table:table-cell table:formula="oooc:=CONCATENATE([Tables.N50]; &quot; &quot;; [Tables.O50]; &quot;, &quot;)" office:value-type="string" office:string-value="GeoLevelLayerCode VARCHAR(50) NULL, ">
            <text:p>GeoLevelLayerCode VARCHAR(50) NULL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N41];&quot;','&quot;;[Tables.N42];&quot;')&quot;)" office:value-type="string" office:string-value="PRIMARY KEY('GeoLevelId','GeoLevelLangCode')">
            <text:p>PRIMARY KEY('GeoLevelId','GeoLevelLangCode')</text:p>
          </table:table-cell>
          <table:table-cell table:number-columns-repeated="255"/>
        </table:table-row>
        <table:table-row table:style-name="ro1">
          <table:table-cell table:style-name="ce48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N52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1">
          <table:table-cell table:style-name="ce55" table:formula="oooc:=CONCATENATE([BASE.$B$2]; &quot;'&quot;; [Tables.N52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1">
          <table:table-cell table:formula="oooc:=CONCATENATE([Tables.N53]; &quot; &quot;; [Tables.O53]; &quot;, &quot;)" office:value-type="string" office:string-value="GeographyId VARCHAR(100) NOT NULL, ">
            <text:p>GeographyId VARCHAR(100) NOT NULL, </text:p>
          </table:table-cell>
          <table:table-cell table:number-columns-repeated="255"/>
        </table:table-row>
        <table:table-row table:style-name="ro1">
          <table:table-cell table:formula="oooc:=CONCATENATE([Tables.N54]; &quot; &quot;; [Tables.O54]; &quot;, &quot;)" office:value-type="string" office:string-value="GeographyLangCode VARCHAR(3) NOT NULL, ">
            <text:p>GeographyLangCode VARCHAR(3) NOT NULL, </text:p>
          </table:table-cell>
          <table:table-cell table:number-columns-repeated="255"/>
        </table:table-row>
        <table:table-row table:style-name="ro1">
          <table:table-cell table:formula="oooc:=CONCATENATE([Tables.N55]; &quot; &quot;; [Tables.O55]; &quot;, &quot;)" office:value-type="string" office:string-value="SyncTable DATETIME, ">
            <text:p>SyncTable DATETIME, </text:p>
          </table:table-cell>
          <table:table-cell table:number-columns-repeated="255"/>
        </table:table-row>
        <table:table-row table:style-name="ro1">
          <table:table-cell table:formula="oooc:=CONCATENATE([Tables.N56]; &quot; &quot;; [Tables.O5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ooc:=CONCATENATE([Tables.N57]; &quot; &quot;; [Tables.O57]; &quot;, &quot;)" office:value-type="string" office:string-value="GeographyCode VARCHAR(100) NOT NULL DEFAULT '---', ">
            <text:p>GeographyCode VARCHAR(100) NOT NULL DEFAULT '---', </text:p>
          </table:table-cell>
          <table:table-cell table:number-columns-repeated="255"/>
        </table:table-row>
        <table:table-row table:style-name="ro1">
          <table:table-cell table:formula="oooc:=CONCATENATE([Tables.N58]; &quot; &quot;; [Tables.O58]; &quot;, &quot;)" office:value-type="string" office:string-value="GeographyName VARCHAR(200) NOT NULL DEFAULT '---', ">
            <text:p>GeographyName VARCHAR(200) NOT NULL DEFAULT '---', </text:p>
          </table:table-cell>
          <table:table-cell table:number-columns-repeated="255"/>
        </table:table-row>
        <table:table-row table:style-name="ro1">
          <table:table-cell table:formula="oooc:=CONCATENATE([Tables.N59]; &quot; &quot;; [Tables.O59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1">
          <table:table-cell table:formula="oooc:=CONCATENATE([Tables.N60]; &quot; &quot;; [Tables.O60]; &quot;, &quot;)" office:value-type="string" office:string-value="GeographyActive BOOLEAN NOT NULL DEFAULT TRUE, ">
            <text:p>GeographyActive BOOLEAN NOT NULL DEFAULT TRUE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N53];&quot;','&quot;;[Tables.N54];&quot;')&quot;)" office:value-type="string" office:string-value="PRIMARY KEY('GeographyId','GeographyLangCode')">
            <text:p>PRIMARY KEY('GeographyId','GeographyLangCode')</text:p>
          </table:table-cell>
          <table:table-cell table:number-columns-repeated="255"/>
        </table:table-row>
        <table:table-row table:style-name="ro1">
          <table:table-cell table:style-name="ce48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1">
          <table:table-cell table:style-name="ce56" table:formula="oooc:=CONCATENATE([BASE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1">
          <table:table-cell table:formula="oooc:=CONCATENATE([Tables.Q3]; &quot; &quot;; [Tables.R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1">
          <table:table-cell table:formula="oooc:=CONCATENATE([Tables.Q4]; &quot; &quot;; [Tables.R4]; &quot;, &quot;)" office:value-type="string" office:string-value="SyncTable DATETIME, ">
            <text:p>SyncTable DATETIME, </text:p>
          </table:table-cell>
          <table:table-cell table:number-columns-repeated="255"/>
        </table:table-row>
        <table:table-row table:style-name="ro1">
          <table:table-cell table:formula="oooc:=CONCATENATE([Tables.Q5]; &quot; &quot;; [Tables.R5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ooc:=CONCATENATE([Tables.Q6]; &quot; &quot;; [Tables.R6]; &quot;, &quot;)" office:value-type="string" office:string-value="DisasterSerial VARCHAR(50) NOT NULL, ">
            <text:p>DisasterSerial VARCHAR(50) NOT NULL, </text:p>
          </table:table-cell>
          <table:table-cell table:number-columns-repeated="255"/>
        </table:table-row>
        <table:table-row table:style-name="ro1">
          <table:table-cell table:formula="oooc:=CONCATENATE([Tables.Q7]; &quot; &quot;; [Tables.R7]; &quot;, &quot;)" office:value-type="string" office:string-value="DisasterBeginTime VARCHAR(30) NOT NULL, ">
            <text:p>DisasterBeginTime VARCHAR(30) NOT NULL, </text:p>
          </table:table-cell>
          <table:table-cell table:number-columns-repeated="255"/>
        </table:table-row>
        <table:table-row table:style-name="ro1">
          <table:table-cell table:formula="oooc:=CONCATENATE([Tables.Q8]; &quot; &quot;; [Tables.R8]; &quot;, &quot;)" office:value-type="string" office:string-value="DisasterGeographyId VARCHAR(100) NOT NULL, ">
            <text:p>DisasterGeographyId VARCHAR(100) NOT NULL, </text:p>
          </table:table-cell>
          <table:table-cell table:number-columns-repeated="255"/>
        </table:table-row>
        <table:table-row table:style-name="ro1">
          <table:table-cell table:formula="oooc:=CONCATENATE([Tables.Q9]; &quot; &quot;; [Tables.R9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1">
          <table:table-cell table:formula="oooc:=CONCATENATE([Tables.Q10]; &quot; &quot;; [Tables.R10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1">
          <table:table-cell table:formula="oooc:=CONCATENATE([Tables.Q11]; &quot; &quot;; [Tables.R11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1">
          <table:table-cell table:formula="oooc:=CONCATENATE([Tables.Q12]; &quot; &quot;; [Tables.R12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1">
          <table:table-cell table:formula="oooc:=CONCATENATE([Tables.Q13]; &quot; &quot;; [Tables.R13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1">
          <table:table-cell table:formula="oooc:=CONCATENATE([Tables.Q14]; &quot; &quot;; [Tables.R14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1">
          <table:table-cell table:formula="oooc:=CONCATENATE([Tables.Q15]; &quot; &quot;; [Tables.R15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ooc:=CONCATENATE([Tables.Q16]; &quot; &quot;; [Tables.R16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1">
          <table:table-cell table:formula="oooc:=CONCATENATE([Tables.Q17]; &quot; &quot;; [Tables.R17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ooc:=CONCATENATE([Tables.Q18]; &quot; &quot;; [Tables.R18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1">
          <table:table-cell table:formula="oooc:=CONCATENATE([Tables.Q19]; &quot; &quot;; [Tables.R19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1">
          <table:table-cell table:formula="oooc:=CONCATENATE([Tables.Q20]; &quot; &quot;; [Tables.R20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1">
          <table:table-cell table:formula="oooc:=CONCATENATE([Tables.Q21]; &quot; &quot;; [Tables.R21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ooc:=CONCATENATE([Tables.Q22]; &quot; &quot;; [Tables.R22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1">
          <table:table-cell table:formula="oooc:=CONCATENATE([Tables.Q23]; &quot; &quot;; [Tables.R23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1">
          <table:table-cell table:formula="oooc:=CONCATENATE([Tables.Q24]; &quot; &quot;; [Tables.R24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1">
          <table:table-cell table:formula="oooc:=CONCATENATE([Tables.Q25]; &quot; &quot;; [Tables.R25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1">
          <table:table-cell table:formula="oooc:=CONCATENATE([Tables.Q26]; &quot; &quot;; [Tables.R26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1">
          <table:table-cell table:formula="oooc:=CONCATENATE([Tables.Q27]; &quot; &quot;; [Tables.R27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1">
          <table:table-cell table:formula="oooc:=CONCATENATE([Tables.Q28]; &quot; &quot;; [Tables.R28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1">
          <table:table-cell table:formula="oooc:=CONCATENATE([Tables.Q29]; &quot; &quot;; [Tables.R29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1">
          <table:table-cell table:formula="oooc:=CONCATENATE([Tables.Q30]; &quot; &quot;; [Tables.R30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1">
          <table:table-cell table:formula="oooc:=CONCATENATE([Tables.Q31]; &quot; &quot;; [Tables.R31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1">
          <table:table-cell table:formula="oooc:=CONCATENATE([Tables.Q32]; &quot; &quot;; [Tables.R32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1">
          <table:table-cell table:formula="oooc:=CONCATENATE([Tables.Q33]; &quot; &quot;; [Tables.R33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1">
          <table:table-cell table:formula="oooc:=CONCATENATE([Tables.Q34]; &quot; &quot;; [Tables.R34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1">
          <table:table-cell table:formula="oooc:=CONCATENATE([Tables.Q35]; &quot; &quot;; [Tables.R35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1">
          <table:table-cell table:formula="oooc:=CONCATENATE([Tables.Q36]; &quot; &quot;; [Tables.R36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1">
          <table:table-cell table:formula="oooc:=CONCATENATE([Tables.Q37]; &quot; &quot;; [Tables.R37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1">
          <table:table-cell table:formula="oooc:=CONCATENATE([Tables.Q38]; &quot; &quot;; [Tables.R38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1">
          <table:table-cell table:formula="oooc:=CONCATENATE([Tables.Q39]; &quot; &quot;; [Tables.R39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1">
          <table:table-cell table:formula="oooc:=CONCATENATE([Tables.Q40]; &quot; &quot;; [Tables.R40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1">
          <table:table-cell table:formula="oooc:=CONCATENATE([Tables.Q41]; &quot; &quot;; [Tables.R41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1">
          <table:table-cell table:formula="oooc:=CONCATENATE([Tables.Q42]; &quot; &quot;; [Tables.R42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1">
          <table:table-cell table:formula="oooc:=CONCATENATE([Tables.Q43]; &quot; &quot;; [Tables.R43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1">
          <table:table-cell table:formula="oooc:=CONCATENATE([Tables.Q44]; &quot; &quot;; [Tables.R44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1">
          <table:table-cell table:formula="oooc:=CONCATENATE([Tables.Q45]; &quot; &quot;; [Tables.R45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1">
          <table:table-cell table:formula="oooc:=CONCATENATE([Tables.Q46]; &quot; &quot;; [Tables.R46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1">
          <table:table-cell table:formula="oooc:=CONCATENATE([Tables.Q47]; &quot; &quot;; [Tables.R47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1">
          <table:table-cell table:formula="oooc:=CONCATENATE([Tables.Q48]; &quot; &quot;; [Tables.R48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1">
          <table:table-cell table:formula="oooc:=CONCATENATE([Tables.Q49]; &quot; &quot;; [Tables.R49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1">
          <table:table-cell table:formula="oooc:=CONCATENATE([Tables.Q50]; &quot; &quot;; [Tables.R50]; &quot;, &quot;)" office:value-type="string" office:string-value="SectorTransportQ INTEGER, ">
            <text:p>SectorTransportQ INTEGER, </text:p>
          </table:table-cell>
          <table:table-cell table:number-columns-repeated="255"/>
        </table:table-row>
        <table:table-row table:style-name="ro1">
          <table:table-cell table:formula="oooc:=CONCATENATE([Tables.Q51]; &quot; &quot;; [Tables.R51]; &quot;, &quot;)" office:value-type="string" office:string-value="SectorCommunicationsQ INTEGER, ">
            <text:p>SectorCommunicationsQ INTEGER, </text:p>
          </table:table-cell>
          <table:table-cell table:number-columns-repeated="255"/>
        </table:table-row>
        <table:table-row table:style-name="ro1">
          <table:table-cell table:formula="oooc:=CONCATENATE([Tables.Q52]; &quot; &quot;; [Tables.R52]; &quot;, &quot;)" office:value-type="string" office:string-value="SectorReliefQ INTEGER, ">
            <text:p>SectorReliefQ INTEGER, </text:p>
          </table:table-cell>
          <table:table-cell table:number-columns-repeated="255"/>
        </table:table-row>
        <table:table-row table:style-name="ro1">
          <table:table-cell table:formula="oooc:=CONCATENATE([Tables.Q53]; &quot; &quot;; [Tables.R53]; &quot;, &quot;)" office:value-type="string" office:string-value="SectorAgriculturalQ INTEGER, ">
            <text:p>SectorAgriculturalQ INTEGER, </text:p>
          </table:table-cell>
          <table:table-cell table:number-columns-repeated="255"/>
        </table:table-row>
        <table:table-row table:style-name="ro1">
          <table:table-cell table:formula="oooc:=CONCATENATE([Tables.Q54]; &quot; &quot;; [Tables.R54]; &quot;, &quot;)" office:value-type="string" office:string-value="SectorWaterSupplyQ INTEGER, ">
            <text:p>SectorWaterSupplyQ INTEGER, </text:p>
          </table:table-cell>
          <table:table-cell table:number-columns-repeated="255"/>
        </table:table-row>
        <table:table-row table:style-name="ro1">
          <table:table-cell table:formula="oooc:=CONCATENATE([Tables.Q55]; &quot; &quot;; [Tables.R55]; &quot;, &quot;)" office:value-type="string" office:string-value="SectorSewerageQ INTEGER, ">
            <text:p>SectorSewerageQ INTEGER, </text:p>
          </table:table-cell>
          <table:table-cell table:number-columns-repeated="255"/>
        </table:table-row>
        <table:table-row table:style-name="ro1">
          <table:table-cell table:formula="oooc:=CONCATENATE([Tables.Q56]; &quot; &quot;; [Tables.R56]; &quot;, &quot;)" office:value-type="string" office:string-value="SectorEducationQ INTEGER, ">
            <text:p>SectorEducationQ INTEGER, </text:p>
          </table:table-cell>
          <table:table-cell table:number-columns-repeated="255"/>
        </table:table-row>
        <table:table-row table:style-name="ro1">
          <table:table-cell table:formula="oooc:=CONCATENATE([Tables.Q57]; &quot; &quot;; [Tables.R57]; &quot;, &quot;)" office:value-type="string" office:string-value="SectorPowerQ INTEGER, ">
            <text:p>SectorPowerQ INTEGER, </text:p>
          </table:table-cell>
          <table:table-cell table:number-columns-repeated="255"/>
        </table:table-row>
        <table:table-row table:style-name="ro1">
          <table:table-cell table:formula="oooc:=CONCATENATE([Tables.Q58]; &quot; &quot;; [Tables.R58]; &quot;, &quot;)" office:value-type="string" office:string-value="SectorIndustryQ INTEGER, ">
            <text:p>SectorIndustryQ INTEGER, </text:p>
          </table:table-cell>
          <table:table-cell table:number-columns-repeated="255"/>
        </table:table-row>
        <table:table-row table:style-name="ro1">
          <table:table-cell table:formula="oooc:=CONCATENATE([Tables.Q59]; &quot; &quot;; [Tables.R59]; &quot;, &quot;)" office:value-type="string" office:string-value="SectorHealthQ INTEGER, ">
            <text:p>SectorHealthQ INTEGER, </text:p>
          </table:table-cell>
          <table:table-cell table:number-columns-repeated="255"/>
        </table:table-row>
        <table:table-row table:style-name="ro1">
          <table:table-cell table:formula="oooc:=CONCATENATE([Tables.Q60]; &quot; &quot;; [Tables.R60]; &quot;, &quot;)" office:value-type="string" office:string-value="SectorOtherQ INTEGER, ">
            <text:p>SectorOtherQ INTEGER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48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Q67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1">
          <table:table-cell table:style-name="ce56" table:formula="oooc:=CONCATENATE([BASE.$B$2]; &quot;'&quot;; [Tables.Q67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1">
          <table:table-cell table:formula="oooc:=CONCATENATE([Tables.Q68]; &quot; &quot;; [Tables.R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ooc:=CONCATENATE([Tables.Q69]; &quot; &quot;; [Tables.R69]; &quot;, &quot;)" office:value-type="string" office:string-value="SyncTable DATETIME, ">
            <text:p>SyncTable DATETIME, </text:p>
          </table:table-cell>
          <table:table-cell table:number-columns-repeated="255"/>
        </table:table-row>
        <table:table-row table:style-name="ro1">
          <table:table-cell table:formula="oooc:=CONCATENATE([Tables.Q70]; &quot; &quot;; [Tables.R70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ooc:=CONCATENATE([Tables.Q71]; &quot; &quot;; [Tables.R71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1">
          <table:table-cell table:formula="oooc:=CONCATENATE([Tables.Q72]; &quot; &quot;; [Tables.R72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1">
          <table:table-cell table:formula="oooc:=CONCATENATE([Tables.Q73]; &quot; &quot;; [Tables.R73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Q68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1">
          <table:table-cell table:style-name="ce48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N62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1">
          <table:table-cell table:style-name="ce56" table:formula="oooc:=CONCATENATE([BASE.$B$2]; &quot;'&quot;; [Tables.N62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1">
          <table:table-cell table:formula="oooc:=CONCATENATE([Tables.N63]; &quot; &quot;; [Tables.O63]; &quot;, &quot;)" office:value-type="string" office:string-value="EEFieldId VARCHAR(30) NOT NULL, ">
            <text:p>EEFieldId VARCHAR(30) NOT NULL, </text:p>
          </table:table-cell>
          <table:table-cell table:number-columns-repeated="255"/>
        </table:table-row>
        <table:table-row table:style-name="ro1">
          <table:table-cell table:formula="oooc:=CONCATENATE([Tables.N64]; &quot; &quot;; [Tables.O64]; &quot;, &quot;)" office:value-type="string" office:string-value="SyncTable DATETIME, ">
            <text:p>SyncTable DATETIME, </text:p>
          </table:table-cell>
          <table:table-cell table:number-columns-repeated="255"/>
        </table:table-row>
        <table:table-row table:style-name="ro1">
          <table:table-cell table:formula="oooc:=CONCATENATE([Tables.N65]; &quot; &quot;; [Tables.O65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ooc:=CONCATENATE([Tables.N66]; &quot; &quot;; [Tables.O66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ooc:=CONCATENATE([Tables.N67]; &quot; &quot;; [Tables.O67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1">
          <table:table-cell table:formula="oooc:=CONCATENATE([Tables.N68]; &quot; &quot;; [Tables.O68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1">
          <table:table-cell table:formula="oooc:=CONCATENATE([Tables.N69]; &quot; &quot;; [Tables.O69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1">
          <table:table-cell table:formula="oooc:=CONCATENATE([Tables.N70]; &quot; &quot;; [Tables.O70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1">
          <table:table-cell table:formula="oooc:=CONCATENATE([Tables.N71]; &quot; &quot;; [Tables.O71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1">
          <table:table-cell table:formula="oooc:=CONCATENATE([Tables.N72]; &quot; &quot;; [Tables.O72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N63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1">
          <table:table-cell table:style-name="ce48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Q62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1">
          <table:table-cell table:style-name="ce56" table:formula="oooc:=CONCATENATE([BASE.$B$2]; &quot;'&quot;; [Tables.Q62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1">
          <table:table-cell table:formula="oooc:=CONCATENATE([Tables.Q63]; &quot; &quot;; [Tables.R6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1">
          <table:table-cell table:formula="oooc:=CONCATENATE([Tables.Q64]; &quot; &quot;; [Tables.R64]; &quot;, &quot;)" office:value-type="string" office:string-value="SyncTable DATETIME, ">
            <text:p>SyncTable DATETIME, </text:p>
          </table:table-cell>
          <table:table-cell table:number-columns-repeated="255"/>
        </table:table-row>
        <table:table-row table:style-name="ro1">
          <table:table-cell table:formula="oooc:=CONCATENATE([Tables.Q65]; &quot; &quot;; [Tables.R65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Q6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48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0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DBVersion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RegCountry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I18NFirstLang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I18NSecondLang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I18NThirdLang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SyncMasterURL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SyncLastupdate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PeriodBeginDate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PeriodEndDate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PeriodOutOfRange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InfoAdminURL','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nfoCredits','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nfoGeneral','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nfoSources','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nfoSynopsis','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nfoObservation','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nfoGeography','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nfoCartography','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nfoImageLogo','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nfoImageIcon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GeoLimitMinX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GeoLimitMinY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GeoLimitMaxX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GeoLimitMaxY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CartoLayerFile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CartoLayerName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CartoLayerCode','','','','');</text:p>
          </table:table-cell>
          <table:table-cell table:number-columns-repeated="255"/>
        </table:table-row>
        <table:table-row table:style-name="ro1">
          <table:table-cell table:style-name="ce58"/>
          <table:table-cell table:number-columns-repeated="255"/>
        </table:table-row>
        <table:table-row table:style-name="ro1">
          <table:table-cell table:style-name="ce58" office:value-type="string">
            <text:p>INSERT INTO Info VALUES ('Sync_Event','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Sync_Cause','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Sync_GeoLevel','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Sync_Geography','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Sync_Disaster','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Sync_EEField','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Sync_EEData','','','','');</text:p>
          </table:table-cell>
          <table:table-cell table:number-columns-repeated="255"/>
        </table:table-row>
        <table:table-row table:style-name="ro1" table:number-rows-repeated="6532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0.64cm" fo:margin-bottom="1.3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6">02/16/2009</text:date>, <text:time>07:46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creator>Jhon Caicedo</dc:creator>
    <dc:date>2009-02-16T07:46:34</dc:date>
    <meta:printed-by>Mario Yandar</meta:printed-by>
    <meta:print-date>2008-05-09T11:50:49</meta:print-date>
    <meta:editing-cycles>292</meta:editing-cycles>
    <meta:editing-duration>P3DT12H0M12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780"/>
  </office:meta>
</office:document-meta>
</file>